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1" svg:font-family="標楷體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2" svg:font-family="標楷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標楷體" fo:font-weight="bold" style:font-name-asian="標楷體2" style:font-weight-asian="bold" style:font-size-complex="12pt"/>
    </style:style>
    <style:style style:name="P3" style:family="paragraph" style:parent-style-name="Standard">
      <style:paragraph-properties fo:orphans="2" fo:widows="2"/>
      <style:text-properties style:font-name="標楷體" fo:font-size="14pt" style:font-name-asian="標楷體2" style:font-size-asian="14pt" style:font-size-complex="14pt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Frame_20_contents">
      <style:text-properties style:use-window-font-color="true"/>
    </style:style>
    <style:style style:name="P6" style:family="paragraph" style:parent-style-name="Frame_20_contents">
      <style:paragraph-properties fo:margin-top="0.064cm" fo:margin-bottom="0.064cm" loext:contextual-spacing="false" fo:line-height="0.388cm" fo:text-align="center" style:justify-single-word="false"/>
      <style:text-properties style:use-window-font-color="true"/>
    </style:style>
    <style:style style:name="P7" style:family="paragraph" style:parent-style-name="Text_20_body" style:list-style-name="">
      <style:paragraph-properties fo:margin-left="0.988cm" fo:margin-right="0cm" fo:line-height="0.635cm" fo:text-indent="-0.988cm" style:auto-text-indent="false"/>
      <style:text-properties style:language-asian="zh" style:country-asian="TW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/>
    </style:style>
    <style:style style:name="P10" style:family="paragraph">
      <style:paragraph-properties fo:margin-top="0.064cm" fo:margin-bottom="0.064cm" style:line-height-at-least="0.318cm" fo:text-align="start"/>
    </style:style>
    <style:style style:name="P11" style:family="paragraph">
      <loext:graphic-properties draw:fill="solid" draw:fill-color="#ffffff"/>
      <style:paragraph-properties fo:margin-top="0.064cm" fo:margin-bottom="0.064cm" style:line-height-at-least="0.318cm" fo:text-align="start"/>
    </style:style>
    <style:style style:name="P12" style:family="paragraph">
      <style:paragraph-properties fo:margin-top="0.064cm" fo:margin-bottom="0.064cm" style:line-height-at-least="0.388cm" fo:text-align="center"/>
    </style:style>
    <style:style style:name="P13" style:family="paragraph">
      <loext:graphic-properties draw:fill="solid" draw:fill-color="#ffffff"/>
      <style:paragraph-properties fo:margin-top="0.064cm" fo:margin-bottom="0.064cm" style:line-height-at-least="0.388cm" fo:text-align="center"/>
    </style:style>
    <style:style style:name="P14" style:family="paragraph">
      <loext:graphic-properties draw:fill="solid" draw:fill-color="#ffffff"/>
      <style:paragraph-properties fo:text-align="start"/>
      <style:text-properties fo:font-size="18pt"/>
    </style:style>
    <style:style style:name="P15" style:family="paragraph">
      <style:paragraph-properties fo:margin-top="0.064cm" fo:margin-bottom="0.064cm" style:line-height-at-least="0.388cm" fo:text-align="start"/>
    </style:style>
    <style:style style:name="P16" style:family="paragraph">
      <loext:graphic-properties draw:fill="solid" draw:fill-color="#ffffff"/>
      <style:paragraph-properties fo:margin-top="0.064cm" fo:margin-bottom="0.064cm" style:line-height-at-least="0.388cm" fo:text-align="start"/>
    </style:style>
    <style:style style:name="T1" style:family="text">
      <style:text-properties style:font-name="標楷體" fo:font-weight="bold" style:font-name-asian="標楷體2" style:font-weight-asian="bold" style:font-size-complex="12pt"/>
    </style:style>
    <style:style style:name="T2" style:family="text">
      <style:text-properties style:font-name="標楷體" style:font-name-asian="標楷體2"/>
    </style:style>
    <style:style style:name="T3" style:family="text">
      <style:text-properties style:font-name="標楷體" style:font-name-asian="標楷體2" style:font-size-complex="12pt"/>
    </style:style>
    <style:style style:name="T4" style:family="text">
      <style:text-properties fo:color="#333333" style:font-name="Arial" fo:font-size="10.5pt" fo:background-color="#ffffff" loext:char-shading-value="0" style:font-size-asian="10.5pt" style:font-name-complex="Arial1" style:font-size-complex="10.5pt"/>
    </style:style>
    <style:style style:name="T5" style:family="text"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標楷體1" fo:font-size="12pt" fo:letter-spacing="normal" fo:font-style="normal" style:text-underline-style="none" fo:font-weight="normal" style:font-name-asian="標楷體1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標楷體1" fo:font-size="10pt" fo:letter-spacing="normal" fo:font-style="normal" style:text-underline-style="none" fo:font-weight="normal" style:font-name-asian="標楷體1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.829cm" fo:min-width="0cm" fo:padding-top="0.125cm" fo:padding-bottom="0.125cm" fo:padding-left="0.25cm" fo:padding-right="0.25cm" fo:wrap-option="wrap" fo:margin-left="0.529cm" fo:margin-right="0.476cm" fo:margin-top="0cm" fo:margin-bottom="0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margin-left="0.318cm" fo:margin-right="0.349cm" fo:margin-top="0cm" fo:margin-bottom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ed_20__28_var_29__20_4" svg:stroke-width="0.026cm" svg:stroke-color="#000000" draw:stroke-linejoin="round" draw:fill="none" draw:textarea-vertical-align="top" draw:auto-grow-height="false" draw:fit-to-size="false" style:shrink-to-fit="false" fo:min-height="0cm" fo:min-width="1.688cm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dash" draw:stroke-dash="Dashed_20__28_var_29__20_4" svg:stroke-width="0.026cm" svg:stroke-color="#000000" draw:stroke-linejoin="miter" draw:fill="solid" draw:fill-color="#ffffff" draw:textarea-vertical-align="middle" draw:auto-grow-height="false" draw:fit-to-size="false" style:shrink-to-fit="false" fo:min-height="2.484cm" fo:min-width="2.563cm" fo:padding-top="0.03cm" fo:padding-bottom="0.03cm" fo:padding-left="0.049cm" fo:padding-right="0.049cm" fo:wrap-option="wrap" style:run-through="foreground"/>
    </style:style>
    <style:style style:name="gr5" style:family="graphic">
      <style:graphic-properties fo:margin-left="0.318cm" fo:margin-right="0.397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18cm" svg:stroke-color="#000000" draw:stroke-linejoin="miter" draw:fill="solid" draw:fill-color="#ffffff" draw:textarea-vertical-align="middle" draw:auto-grow-height="false" draw:fit-to-size="false" style:shrink-to-fit="false" fo:min-height="2.138cm" fo:min-width="3.844cm" fo:padding-top="0.03cm" fo:padding-bottom="0.03cm" fo:padding-left="0.049cm" fo:padding-right="0.049cm" fo:wrap-option="wrap" style:run-through="foreground"/>
    </style:style>
    <style:style style:name="gr7" style:family="graphic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8" style:family="graphic" style:parent-style-name="Frame">
      <style:graphic-properties draw:stroke="solid" svg:stroke-width="0.018cm" svg:stroke-color="#000000" draw:stroke-linejoin="miter" draw:fill="solid" draw:fill-color="#ffffff" draw:textarea-vertical-align="middle" draw:auto-grow-height="false" fo:min-height="1.321cm" fo:min-width="1.736cm" fo:padding-top="0.03cm" fo:padding-bottom="0.03cm" fo:padding-left="0.049cm" fo:padding-right="0.049cm" fo:wrap-option="wrap" fo:margin-left="0.37cm" fo:margin-right="0.439cm" fo:margin-top="0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stroke="solid" svg:stroke-width="0.018cm" svg:stroke-color="#000000" draw:stroke-linejoin="miter" draw:fill="solid" draw:fill-color="#ffffff" draw:textarea-vertical-align="middle" draw:auto-grow-height="false" fo:min-height="1.132cm" fo:min-width="1.847cm" fo:padding-top="0.03cm" fo:padding-bottom="0.03cm" fo:padding-left="0.049cm" fo:padding-right="0.049cm" fo:wrap-option="wrap" fo:margin-left="0.37cm" fo:margin-right="0.397cm" fo:margin-top="0.053cm" fo:margin-bottom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stroke="solid" svg:stroke-width="0.018cm" svg:stroke-color="#000000" draw:stroke-linejoin="miter" draw:fill="solid" draw:fill-color="#ffffff" draw:textarea-vertical-align="middle" draw:auto-grow-height="false" fo:min-height="0.841cm" fo:min-width="2.953cm" fo:padding-top="0.03cm" fo:padding-bottom="0.03cm" fo:padding-left="0.049cm" fo:padding-right="0.049cm" fo:wrap-option="wrap" fo:margin-left="0.318cm" fo:margin-right="0.388cm" fo:margin-top="0cm" fo:margin-bottom="0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26cm" svg:stroke-color="#000000" draw:stroke-linejoin="round" draw:fill="none" draw:textarea-vertical-align="top" draw:auto-grow-height="false" fo:min-height="0cm" fo:min-width="2.018cm" fo:padding-top="0.125cm" fo:padding-bottom="0.125cm" fo:padding-left="0.25cm" fo:padding-right="0.25cm" fo:wrap-option="wrap" fo:margin-left="0.318cm" fo:margin-right="0.39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4.008cm" fo:padding-top="0.125cm" fo:padding-bottom="0.125cm" fo:padding-left="0.25cm" fo:padding-right="0.25cm" fo:wrap-option="wrap" fo:margin-left="0.318cm" fo:margin-right="0.36cm" fo:margin-top="0.212cm" fo:margin-bottom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 style:parent-style-name="Frame">
      <style:graphic-properties draw:stroke="none" svg:stroke-width="0cm" draw:fill="none" draw:textarea-vertical-align="top" draw:auto-grow-height="false" fo:min-height="1.159cm" fo:min-width="0.57cm" fo:padding-top="0.127cm" fo:padding-bottom="0.127cm" fo:padding-left="0.254cm" fo:padding-right="0.254cm" fo:wrap-option="wrap" fo:margin-left="0.318cm" fo:margin-right="0.318cm" fo:margin-top="0cm" fo:margin-bottom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.829cm" fo:min-width="0cm" fo:padding-top="0.125cm" fo:padding-bottom="0.125cm" fo:padding-left="0.25cm" fo:padding-right="0.25cm" fo:wrap-option="wrap" fo:margin-left="0.529cm" fo:margin-right="0.476cm" fo:margin-top="0cm" fo:margin-bottom="0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.827cm" fo:min-width="0cm" fo:padding-top="0.125cm" fo:padding-bottom="0.125cm" fo:padding-left="0.25cm" fo:padding-right="0.25cm" fo:wrap-option="wrap" fo:margin-left="0.529cm" fo:margin-right="0.476cm" fo:margin-top="0cm" fo:margin-bottom="0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 style:parent-style-name="Frame">
      <style:graphic-properties draw:stroke="none" svg:stroke-width="0cm" draw:fill="none" draw:textarea-vertical-align="top" draw:auto-grow-height="false" fo:min-height="0.843cm" fo:min-width="0.653cm" fo:padding-top="0.127cm" fo:padding-bottom="0.127cm" fo:padding-left="0.254cm" fo:padding-right="0.254cm" fo:wrap-option="wrap" fo:margin-left="0.318cm" fo:margin-right="0.318cm" fo:margin-top="0cm" fo:margin-bottom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fo:margin-left="0.318cm" fo:margin-right="0.392cm" fo:margin-top="0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.018cm" svg:stroke-color="#000000" draw:stroke-linejoin="miter" draw:fill="solid" draw:fill-color="#ffffff" draw:textarea-vertical-align="middle" draw:auto-grow-height="false" draw:fit-to-size="false" style:shrink-to-fit="false" fo:min-height="2.076cm" fo:min-width="2.503cm" fo:padding-top="0.03cm" fo:padding-bottom="0.03cm" fo:padding-left="0.049cm" fo:padding-right="0.049cm" fo:wrap-option="wrap" style:run-through="foreground"/>
    </style:style>
    <style:style style:name="gr19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7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fo:margin-left="0.318cm" fo:margin-right="0.397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svg:stroke-width="0.018cm" svg:stroke-color="#000000" draw:stroke-linejoin="miter" draw:fill="solid" draw:fill-color="#ffffff" draw:textarea-vertical-align="middle" draw:auto-grow-height="false" draw:fit-to-size="false" style:shrink-to-fit="false" fo:min-height="2.641cm" fo:min-width="3.844cm" fo:padding-top="0.03cm" fo:padding-bottom="0.03cm" fo:padding-left="0.049cm" fo:padding-right="0.049cm" fo:wrap-option="wrap" style:run-through="foreground"/>
    </style:style>
    <style:style style:name="gr22" style:family="graphic">
      <style:graphic-properties draw:stroke="solid" svg:stroke-width="0.018cm" svg:stroke-color="#5b9bd5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7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校內重大典禮及活動宣導控制作業流程圖</text:span><text:bookmark text:name="_GoBack"/></text:p>
      <text:p text:style-name="P2"/>
      <text:h text:style-name="P7" text:outline-level="1"><draw:custom-shape text:anchor-type="paragraph" draw:z-index="3" draw:name="流程圖: 準備作業 1" draw:style-name="gr8" draw:text-style-name="P14" svg:width="3.056cm" svg:height="1.38cm" svg:x="6.022cm" svg:y="0.18cm"><text:p text:style-name="P6"><text:span text:style-name="T2">資料準備</text:span></text:p><draw:enhanced-geometry draw:mirror-horizontal="false" draw:mirror-vertical="false" drawooo:sub-view-size="10 10" draw:text-areas="?f5 0 ?f0 ?f3" svg:viewBox="0 0 0 0" draw:type="ooxml-flowChartPreparation" draw:enhanced-path="M 0 5 L 2 0 8 0 10 5 8 10 2 10 Z N"><draw:equation draw:name="f0" draw:formula="logwidth*4/5"/><draw:equation draw:name="f1" draw:formula="logwidth/2"/><draw:equation draw:name="f2" draw:formula="logheight/2"/><draw:equation draw:name="f3" draw:formula="logheight"/><draw:equation draw:name="f4" draw:formula="logwidth"/><draw:equation draw:name="f5" draw:formula="logwidth/5"/></draw:enhanced-geometry></draw:custom-shape></text:h>
      <text:p text:style-name="P3"><draw:custom-shape text:anchor-type="paragraph" draw:z-index="5" draw:name="流程圖: 結束點 31" draw:style-name="gr10" draw:text-style-name="P14" svg:width="3.37cm" svg:height="1.276cm" svg:x="5.779cm" svg:y="15.759cm"><text:p text:style-name="P6"><text:span text:style-name="T2">資料歸檔存查</text:span></text:p>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<draw:equation draw:name="f0" draw:formula="logwidth*1018/21600"/><draw:equation draw:name="f1" draw:formula="logwidth*20582/21600"/><draw:equation draw:name="f2" draw:formula="logheight*3163/21600"/><draw:equation draw:name="f3" draw:formula="logheight*18437/21600"/><draw:equation draw:name="f4" draw:formula="logwidth/2"/><draw:equation draw:name="f5" draw:formula="logheight/2"/><draw:equation draw:name="f6" draw:formula="logheight"/><draw:equation draw:name="f7" draw:formula="logwidth"/><draw:equation draw:name="f8" draw:formula="(16200000)/60000.0"/><draw:equation draw:name="f9" draw:formula="(10800000)/60000.0"/><draw:equation draw:name="f10" draw:formula="(5400000)/60000.0"/><draw:equation draw:name="f11" draw:formula="(10800000)/60000.0"/></draw:enhanced-geometry></draw:custom-shape><draw:line text:anchor-type="paragraph" draw:z-index="17" draw:name="直線接點 5" draw:style-name="gr22" draw:text-style-name="P8" svg:x1="3.11cm" svg:y1="4.561cm" svg:x2="3.156cm" svg:y2="6.281cm"><text:p/></draw:line><draw:custom-shape text:anchor-type="paragraph" draw:z-index="12" draw:name="直線單箭頭接點 52" draw:style-name="gr15" draw:text-style-name="P8" svg:width="0.003cm" svg:height="1.079cm" svg:x="7.493cm" svg:y="14.504cm"><text:p/><draw:enhanced-geometry draw:mirror-horizontal="false" draw:mirror-vertical="false" svg:viewBox="0 0 21600 21600" draw:type="mso-spt32" draw:enhanced-path="M 0 0 L 21600 21600 N"/></draw:custom-shape><draw:g text:anchor-type="paragraph" draw:z-index="16" draw:name="群組 2" draw:style-name="gr20"><draw:custom-shape draw:name="流程圖: 程序 21" draw:style-name="gr21" draw:text-style-name="P13" svg:width="3.941cm" svg:height="2.7cm" svg:x="5.593cm" svg:y="11.837cm"><text:p text:style-name="P12"><text:span text:style-name="T6">收集校內一級主管照片、簡歷，製作 </text:span><text:span text:style-name="T6">powerpoint</text:span></text:p><text:p text:style-name="P15"><text:span text:style-name="T6"/></text:p><text:p text:style-name="P12"><text:span text:style-name="T6">公共事務室</text:span></text:p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直線接點 22" draw:style-name="gr7" draw:text-style-name="P9" svg:x1="5.593cm" svg:y1="13.631cm" svg:x2="9.535cm" svg:y2="13.631cm"><text:p/></draw:line></draw:g><draw:line text:anchor-type="paragraph" draw:z-index="15" draw:name="直線接點 1" draw:style-name="gr19" draw:text-style-name="P8" svg:x1="5.54cm" svg:y1="13.822cm" svg:x2="9.668cm" svg:y2="13.848cm"><text:p/></draw:line><draw:custom-shape text:anchor-type="paragraph" draw:z-index="11" draw:name="直線單箭頭接點 32" draw:style-name="gr1" draw:text-style-name="P8" svg:width="0.003cm" svg:height="1.08cm" svg:x="7.562cm" svg:y="10.765cm"><text:p/><draw:enhanced-geometry draw:mirror-horizontal="false" draw:mirror-vertical="false" svg:viewBox="0 0 21600 21600" draw:type="mso-spt32" draw:enhanced-path="M 0 0 L 21600 21600 N"/></draw:custom-shape><draw:g text:anchor-type="paragraph" draw:z-index="2" draw:name="群組 87" draw:style-name="gr5"><draw:custom-shape draw:name="流程圖: 程序 21" draw:style-name="gr6" draw:text-style-name="P13" svg:width="3.941cm" svg:height="2.197cm" svg:x="5.623cm" svg:y="8.555cm"><text:p text:style-name="P12"><text:span text:style-name="T6">製作、寄發邀請卡</text:span></text:p><text:p text:style-name="P12"><text:span text:style-name="T6"/></text:p><text:p text:style-name="P12"><text:span text:style-name="T6"/></text:p><text:p text:style-name="P12"><text:span text:style-name="T6">公共事務室</text:span></text:p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直線接點 22" draw:style-name="gr7" draw:text-style-name="P9" svg:x1="5.623cm" svg:y1="10.016cm" svg:x2="9.565cm" svg:y2="10.016cm"><text:p/></draw:line></draw:g><draw:custom-shape text:anchor-type="paragraph" draw:z-index="4" draw:name="流程圖: 決策 4" draw:style-name="gr9" draw:text-style-name="P14" svg:width="3.89cm" svg:height="2.382cm" svg:x="5.593cm" svg:y="5.038cm"><text:p text:style-name="P6"><text:span text:style-name="T3">主管</text:span></text:p><draw:enhanced-geometry draw:mirror-horizontal="false" draw:mirror-vertical="false" drawooo:sub-view-size="2 2" draw:text-areas="?f6 ?f7 ?f0 ?f1" svg:viewBox="0 0 0 0" draw:type="ooxml-flowChartDecision" draw:enhanced-path="M 0 1 L 1 0 2 1 1 2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draw:g text:anchor-type="paragraph" draw:z-index="1" draw:name="群組 177" draw:style-name="gr2"><draw:custom-shape draw:name="AutoShape 3" draw:style-name="gr3" draw:text-style-name="P9" svg:width="2.19cm" svg:height="0.02cm" svg:x="4.098cm" svg:y="2.82cm"><text:p/><draw:enhanced-geometry draw:mirror-horizontal="false" draw:mirror-vertical="true" svg:viewBox="0 0 21600 21600" draw:type="mso-spt32" draw:enhanced-path="M 0 0 L 21600 21600 N"/></draw:custom-shape><draw:custom-shape draw:name="Rectangle 4" draw:style-name="gr4" draw:text-style-name="P11" svg:width="2.661cm" svg:height="2.543cm" svg:x="1.45cm" svg:y="1.66cm"><text:p text:style-name="P10"><text:span text:style-name="T5">1</text:span><text:span text:style-name="T6">邀請卡</text:span></text:p><text:p text:style-name="P10"><text:span text:style-name="T7">2.</text:span><text:span text:style-name="T6">草擬內容</text:span></text:p><text:p text:style-name="P10"><text:span text:style-name="T7">3.</text:span><text:span text:style-name="T6">邀請名單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text:anchor-type="paragraph" draw:z-index="6" draw:name="AutoShape 49" draw:style-name="gr11" draw:text-style-name="P8" svg:width="2.52cm" svg:height="0.003cm" svg:x="3.099cm" svg:y="6.234cm"><text:p/><draw:enhanced-geometry draw:mirror-horizontal="true" draw:mirror-vertical="false" svg:viewBox="0 0 21600 21600" draw:type="mso-spt32" draw:enhanced-path="M 0 0 L 21600 21600 N"/></draw:custom-shape><draw:custom-shape text:anchor-type="paragraph" draw:z-index="7" draw:name="AutoShape 51" draw:style-name="gr12" draw:text-style-name="P8" svg:width="4.509cm" svg:height="0.003cm" svg:x="3.08cm" svg:y="4.54cm"><text:p/><draw:enhanced-geometry draw:mirror-horizontal="false" draw:mirror-vertical="false" svg:viewBox="0 0 21600 21600" draw:type="mso-spt32" draw:enhanced-path="M 0 0 L 21600 21600 N"/></draw:custom-shape><draw:custom-shape text:anchor-type="paragraph" draw:z-index="8" draw:name="Rectangle 53" draw:style-name="gr13" draw:text-style-name="P8" svg:width="1.077cm" svg:height="1.412cm" svg:x="3.651cm" svg:y="5.535cm"><text:p text:style-name="P5">否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直線單箭頭接點 19" draw:style-name="gr14" draw:text-style-name="P8" svg:width="0.003cm" svg:height="1.08cm" svg:x="7.588cm" svg:y="3.948cm"><text:p/><draw:enhanced-geometry draw:mirror-horizontal="false" draw:mirror-vertical="false" svg:viewBox="0 0 21600 21600" draw:type="mso-spt32" draw:enhanced-path="M 0 0 L 21600 21600 N"/></draw:custom-shape><draw:custom-shape text:anchor-type="paragraph" draw:z-index="10" draw:name="直線單箭頭接點 23" draw:style-name="gr1" draw:text-style-name="P8" svg:width="0.003cm" svg:height="1.08cm" svg:x="7.588cm" svg:y="0.921cm"><text:p/><draw:enhanced-geometry draw:mirror-horizontal="false" draw:mirror-vertical="false" svg:viewBox="0 0 21600 21600" draw:type="mso-spt32" draw:enhanced-path="M 0 0 L 21600 21600 N"/></draw:custom-shape><draw:custom-shape text:anchor-type="paragraph" draw:z-index="13" draw:name="Rectangle 10" draw:style-name="gr16" draw:text-style-name="P8" svg:width="1.16cm" svg:height="1.096cm" svg:x="7.419cm" svg:y="7.482cm"><text:p text:style-name="P5">是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4" draw:name="群組 86" draw:style-name="gr17"><draw:custom-shape draw:name="流程圖: 程序 21" draw:style-name="gr18" draw:text-style-name="P16" svg:width="2.601cm" svg:height="2.135cm" svg:x="6.297cm" svg:y="2cm"><text:p text:style-name="P15"><text:span text:style-name="T8"/></text:p><text:p text:style-name="P12"><text:span text:style-name="T6">事前籌備</text:span></text:p><text:p text:style-name="P15"><text:span text:style-name="T6"/></text:p><text:p text:style-name="P12"><text:span text:style-name="T6">公共事務室</text:span></text:p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直線接點 22" draw:style-name="gr7" draw:text-style-name="P9" svg:x1="6.318cm" svg:y1="3.461cm" svg:x2="8.922cm" svg:y2="3.461cm"><text:p/></draw:line></draw:g><draw:custom-shape text:anchor-type="paragraph" draw:z-index="0" draw:name="直線單箭頭接點 27" draw:style-name="gr1" draw:text-style-name="P8" svg:width="0.003cm" svg:height="1.08cm" svg:x="7.588cm" svg:y="7.461cm"><text:p/><draw:enhanced-geometry draw:mirror-horizontal="false" draw:mirror-vertical="false" svg:viewBox="0 0 21600 21600" draw:type="mso-spt32" draw:enhanced-path="M 0 0 L 21600 21600 N"/></draw:custom-shape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1" svg:font-family="標楷體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2" svg:font-family="標楷體" style:font-family-generic="system" style:font-pitch="variable"/>
  </office:font-face-decls>
  <office:styles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標楷體" fo:font-family="標楷體" style:font-family-generic="roman" style:font-pitch="variable" fo:font-size="14pt" style:letter-kerning="false" style:font-name-asian="標楷體2" style:font-family-asian="標楷體" style:font-family-generic-asian="system" style:font-pitch-asian="variable" style:font-size-asian="14pt" style:language-asian="en" style:country-asian="US" style:font-name-complex="標楷體2" style:font-family-complex="標楷體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本文_20_字元" style:display-name="本文 字元" style:family="text" style:parent-style-name="Default_20_Paragraph_20_Font">
      <style:text-properties style:font-name="標楷體" fo:font-family="標楷體" style:font-family-generic="roman" style:font-pitch="variable" fo:font-size="14pt" style:letter-kerning="false" style:font-name-asian="標楷體2" style:font-family-asian="標楷體" style:font-family-generic-asian="system" style:font-pitch-asian="variable" style:font-size-asian="14pt" style:language-asian="en" style:country-asian="US" style:font-name-complex="標楷體2" style:font-family-complex="標楷體" style:font-family-generic-complex="system" style:font-pitch-complex="variable" style:font-size-complex="14pt"/>
    </style:style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333333" style:font-name="Arial" fo:font-size="10.5pt" fo:background-color="#ffffff" loext:char-shading-value="0" style:font-size-asian="10.5pt" style:font-name-complex="Arial1" style:font-size-complex="10.5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0" style:layout-grid-base-height="0.423cm" style:layout-grid-ruby-height="0.212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校內重大典禮及活動宣導控制作業</text:span></text:p>
      </style:header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pw</meta:initial-creator>
    <dc:creator>cpw</dc:creator>
    <meta:editing-cycles>1</meta:editing-cycles>
    <meta:creation-date>2018-02-07T08:15:00</meta:creation-date>
    <dc:date>2018-02-07T08:16:00</dc:date>
    <meta:editing-duration>PT1M</meta:editing-duration>
    <meta:generator>LibreOffice/5.3.7.2$Windows_X86_64 LibreOffice_project/6b8ed514a9f8b44d37a1b96673cbbdd077e24059</meta:generator>
    <meta:document-statistic meta:table-count="0" meta:image-count="0" meta:object-count="0" meta:page-count="1" meta:paragraph-count="8" meta:word-count="48" meta:character-count="48" meta:non-whitespace-character-count="48"/>
    <meta:user-defined meta:name="AppVersion">15.0000</meta:user-defined>
    <meta:user-defined meta:name="Company">fjcupr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